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88.45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21.5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43.7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ro8" style:family="table-row">
      <style:table-row-properties style:row-height="86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3333ff" style:text-align-source="fix" style:repeat-content="false" fo:border-left="1.76pt solid #000000" fo:border-right="0.51pt solid #000000" style:shadow="none" fo:border-top="1.76pt solid #000000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1.76pt solid #000000" fo:background-color="#3333ff" style:text-align-source="fix" style:repeat-content="false" fo:border-left="0.51pt solid #000000" fo:border-right="0.51pt solid #000000" style:shadow="none" fo:border-top="1.7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1.76pt solid #000000" fo:background-color="#3333ff" style:text-align-source="fix" style:repeat-content="false" fo:border-left="0.51pt solid #000000" fo:border-right="1.76pt solid #000000" style:shadow="none" fo:border-top="1.76pt solid #000000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Funcionalidade</text:p>
          </table:table-cell>
          <table:table-cell table:style-name="ce3" office:value-type="string" calcext:value-type="string">
            <text:p>Passo-a-Passo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Comentário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uardar informações sobre nome, idade, data de nascimento, CPF, número de identificação da</text:p>
            <text:p>empresa, salário, data de entrada a empresa, setor a que pertence e cargo</text:p>
          </table:table-cell>
          <table:table-cell office:value-type="string" calcext:value-type="string">
            <text:p>inserir as informações ao construtor de Empregado, e checar o “getter” de cada campo e garantir que a informação está lá</text:p>
          </table:table-cell>
          <table:table-cell office:value-type="string" calcext:value-type="string">
            <text:p>que a mesma informação inserida no construtor seja retornada pelo “getter”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Deve-se poder, por meio de “setters”, modificar nome, idade, data de nascimento, CPF, número de identificação da</text:p>
            <text:p>empresa, salário, data de entrada a empresa, setor a que pertence e cargo</text:p>
          </table:table-cell>
          <table:table-cell office:value-type="string" calcext:value-type="string">
            <text:p>chamar os “setters” de um Empregado, e em seguida checar, por meio dos “getters”, que as informações mudaram</text:p>
          </table:table-cell>
          <table:table-cell office:value-type="string" calcext:value-type="string">
            <text:p>que a mesma informação inserida no “setter” seja retornada pelo “getter”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Promover um empregado</text:p>
          </table:table-cell>
          <table:table-cell office:value-type="string" calcext:value-type="string">
            <text:p>chamar o método promover() de Empregado, e checar seu getter do cargo</text:p>
          </table:table-cell>
          <table:table-cell office:value-type="string" calcext:value-type="string">
            <text:p>o cargo do empregado deve ter subido em 1 nível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mpregado (Diretor)</text:p>
          </table:table-cell>
          <table:table-cell office:value-type="string" calcext:value-type="string">
            <text:p>Dar um bonus a um diretor.</text:p>
          </table:table-cell>
          <table:table-cell office:value-type="string" calcext:value-type="string">
            <text:p>chamar o método bonus() de um Empregado, e checar o resultado</text:p>
          </table:table-cell>
          <table:table-cell office:value-type="string" calcext:value-type="string">
            <text:p>o método deve resolver normalmente se o Empregado for um diretor, com seu salário aumentando em 2%, e mandar uma exceção se não for um diretor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Demitir um Empregado</text:p>
          </table:table-cell>
          <table:table-cell office:value-type="string" calcext:value-type="string">
            <text:p>Chamar o método demitir() de um Setor, com o id do empregado a ser demitido, e checar o vetor de empregados depois de resolvido o método</text:p>
          </table:table-cell>
          <table:table-cell office:value-type="string" calcext:value-type="string">
            <text:p>uma exceção deve ser jogada se o id for inválido, e se for válido o Empregado deve ter sido removido do vetor de empregados do Setor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a informação do Nome</text:p>
          </table:table-cell>
          <table:table-cell office:value-type="string" calcext:value-type="string">
            <text:p>chamar o setter do nome de um empregado, inserindo uma string inválida (vazia, com numeros ou com caracteres especiais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Idade</text:p>
          </table:table-cell>
          <table:table-cell office:value-type="string" calcext:value-type="string">
            <text:p>chamar o setter da idade de um empregado, inserindo uma string inválida (com letras, espaços, caracteres especiais ou vazia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Data de Nascimento</text:p>
          </table:table-cell>
          <table:table-cell office:value-type="string" calcext:value-type="string">
            <text:p>chamar o setter da data de nascimento de um empregado, inserindo uma string inválida (fora do formato DD-MM-AAAA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Data de Entrada na Empresa</text:p>
          </table:table-cell>
          <table:table-cell office:value-type="string" calcext:value-type="string">
            <text:p>chamar o setter da data de Entrada na Empresa de um empregado, inserindo uma string inválida (fora do formato DD/MM/AAAA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CPF</text:p>
          </table:table-cell>
          <table:table-cell office:value-type="string" calcext:value-type="string">
            <text:p>chamar o setter de CPF de um empregado, inserindo uma string inválida (fora do formato XXX.XXX.XXX-XX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Cargo</text:p>
          </table:table-cell>
          <table:table-cell office:value-type="string" calcext:value-type="string">
            <text:p>chamar o setter de Cargo de um empregado, inserindo uma string inválida (que não esteja na lista de Cargos possíveis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arantir integridade do campo de Salário</text:p>
          </table:table-cell>
          <table:table-cell office:value-type="string" calcext:value-type="string">
            <text:p>chamar o setter de Salário de um empregado, inserindo um double inválido (0 ou negativo)</text:p>
          </table:table-cell>
          <table:table-cell office:value-type="string" calcext:value-type="string">
            <text:p>que uma exceção seja lançada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Empregado (Construtor)</text:p>
          </table:table-cell>
          <table:table-cell office:value-type="string" calcext:value-type="string">
            <text:p>Garantir integridade das informações inseridas</text:p>
          </table:table-cell>
          <table:table-cell office:value-type="string" calcext:value-type="string">
            <text:p>Chamar o construtor de Empregado, inserindo uma ou mais informações fora dos parametros aceitáveis (ex: ID já existente)</text:p>
          </table:table-cell>
          <table:table-cell office:value-type="string" calcext:value-type="string">
            <text:p>que uma exceção seja lançada, relativa à informação for a dos parametros aceitáveis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Empregado (Construtor)</text:p>
          </table:table-cell>
          <table:table-cell office:value-type="string" calcext:value-type="string">
            <text:p>Garantir que a data de nascimento e idade condizam uma com a outra</text:p>
          </table:table-cell>
          <table:table-cell office:value-type="string" calcext:value-type="string">
            <text:p>Chamar o construtor de Empregado, inserindo uma data de nascimento e idade dispares. Depois checar o Getter da idade</text:p>
          </table:table-cell>
          <table:table-cell office:value-type="string" calcext:value-type="string">
            <text:p>A idade recebida pelo getter será uma condizente com a data de nascimento inserida</text:p>
          </table:table-cell>
          <table:table-cell table:number-columns-repeated="3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etor</text:p>
          </table:table-cell>
          <table:table-cell office:value-type="string" calcext:value-type="string">
            <text:p>Adicionar Empregado</text:p>
          </table:table-cell>
          <table:table-cell office:value-type="string" calcext:value-type="string">
            <text:p>Chamar o método adicionarEmpregado() de um Setor, com um empregado válido. Checar se ele foi adicionado ao vetor de Empregados</text:p>
          </table:table-cell>
          <table:table-cell office:value-type="string" calcext:value-type="string">
            <text:p>O vetor deve ter aumentado em 1, e a última entrada nele deve ser o Empregado inserido.</text:p>
          </table:table-cell>
          <table:table-cell table:number-columns-repeated="3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etor</text:p>
          </table:table-cell>
          <table:table-cell office:value-type="string" calcext:value-type="string">
            <text:p>Adicionar Empregado</text:p>
          </table:table-cell>
          <table:table-cell office:value-type="string" calcext:value-type="string">
            <text:p>Chamar o método adicionarEmpregado() de um Setor, com um empregado inválido (com uma profissão incompatível, por exemplo). Checar se ele foi adicionado ao vetor de Empregados</text:p>
          </table:table-cell>
          <table:table-cell office:value-type="string" calcext:value-type="string">
            <text:p>O vetor não deve ter mudado, e uma exceção deve ter sido lançada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 table:number-rows-repeated="16">
          <table:table-cell/>
          <table:table-cell table:style-name="ce4"/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4:16:01.886096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46.093818870</meta:creation-date>
    <dc:date>2018-10-03T15:47:21.700423381</dc:date>
    <meta:editing-duration>PT2H35M48S</meta:editing-duration>
    <meta:editing-cycles>16</meta:editing-cycles>
    <meta:generator>LibreOffice/5.1.6.2$Linux_X86_64 LibreOffice_project/10m0$Build-2</meta:generator>
    <meta:document-statistic meta:table-count="1" meta:cell-count="87" meta:object-count="0"/>
  </office:meta>
</office:document-meta>
</file>